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9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9 Shebat 5628</text:p>
      <text:p text:style-name="P2">Date (derived from Gregorian calendar)<text:tab/>January 1868</text:p>
      <text:p text:style-name="P2">Month<text:tab/><text:tab/><text:tab/><text:tab/><text:tab/><text:tab/>January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lso available on AJA Microfilm, Reel #202, and a photocopy in Box 19, FF 9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<text:tab/>At a special meeting of the Board of Hebrew Ministers held/ this day, the following preamble and resolutions were unanimously/ adopted./</text:p>
      <text:p text:style-name="P2">Whereas the Lord that “bringeth down to the grave and bringeth up,”/ willed that Judaism be bereft of one of its most zealous defenders,/ and we of a learned coadjutor, therefore/</text:p>
      <text:p text:style-name="P2">Resolved that we mourn—with the Hebrew Communities of/ America--[crossed-out: over] so the irreparable loss sustained by the death of/ the Revd Isaac Leeser./</text:p>
      <text:p text:style-name="P2">Resolved that by this sorrowful occurrence, our Board is deprived/ of the kind offices of a Secretary ever active and experienced./ </text:p>
      <text:p text:style-name="P2">Resolved that as an evidence of the high esteem in which the/ deceased was held, we will accompany his mortal remains to/ their final destination./</text:p>
      <text:p text:style-name="P2">Resolved that, as by reason of a testamentary request, we are/ denied the gratification of eulogizing [crossed-out: the death of] our col-/=league, while yet unburied, we will early exhibit his goodly/ deeds before our respective congregation./</text:p>
      <text:p text:style-name="P2">Resolved that the favor of the Editors of our various Jewish/ periodicals is hereby asked for an insertion of the proceedings of/ this meeting./</text:p>
      <text:p text:style-name="P4"><text:span text:style-name="T1">Philadelphia Shebat 9</text:span><text:span text:style-name="T2">th</text:span><text:span text:style-name="T1"> 5628. S. Morais. Sec. p. t./</text:span></text:p>
      <text:p text:style-name="P2"/>
      <text:p text:style-name="P2">[Page 2]</text:p>
      <text:p text:style-name="P2"><text:soft-page-break/>Resolved that the members of the Board—having/ always regarded the Red Isaac Leeser, as the man/ whose energies were solely and effectually devoted to/ the spread of religious education, and whose unwearied/ zeal resulted in the establishing and success of our school--/ are unable to adequately express the sorrow experienced/ at his death./</text:p>
      <text:p text:style-name="P2">Resolved that—which believing that he whose undefet-/-gable endeavours aimed at the elevation of his poeple/ and the glory of his God, is now reaping a harvest/ of joy, they still bemoan the loss of a colleague, so/ bright in intellect, and so wise in counsel./</text:p>
      <text:p text:style-name="P2">Resolved that as a testimonial of the respect in which the/ renowned scholar, now removed from earth was held,/ the school shall be closed until he be buried, and that/ the members of this Board will attend his funeral as/ a body./</text:p>
      <text:p text:style-name="P2">Resolved that the foregoing resolutions be published/ in the Occident &amp; in all Jewish periodicals throughout/ the United States of Americ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09:25:32</meta:creation-date>
    <dc:date>2012-03-22T14:15:03.19</dc:date>
    <dc:language>en-US</dc:language>
    <meta:editing-cycles>4</meta:editing-cycles>
    <meta:editing-duration>PT00H16M07S</meta:editing-duration>
    <dc:creator>Penn Libraries</dc:creator>
    <meta:document-statistic meta:table-count="0" meta:image-count="0" meta:object-count="0" meta:page-count="3" meta:paragraph-count="75" meta:word-count="542" meta:character-count="3534"/>
    <meta:user-defined meta:name="Info 1"/>
    <meta:user-defined meta:name="Info 2"/>
    <meta:user-defined meta:name="Info 3"/>
    <meta:user-defined meta:name="Info 4"/>
  </office:meta>
</office:document-meta>
</file>